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/>
    </style:style>
    <style:style style:name="P2" style:family="paragraph" style:parent-style-name="Standard" style:list-style-name="L3">
      <style:paragraph-properties fo:margin-left="2.501cm" fo:margin-right="0cm" fo:text-indent="0cm" style:auto-text-indent="false"/>
      <style:text-properties style:font-name="Tahoma"/>
    </style:style>
    <style:style style:name="P3" style:family="paragraph" style:parent-style-name="Standard" style:list-style-name="L5">
      <style:paragraph-properties fo:margin-left="2.501cm" fo:margin-right="0cm" fo:text-indent="0cm" style:auto-text-indent="false"/>
      <style:text-properties style:font-name="Tahoma"/>
    </style:style>
    <style:style style:name="P4" style:family="paragraph" style:parent-style-name="Standard" style:list-style-name="L6">
      <style:paragraph-properties fo:margin-left="2.501cm" fo:margin-right="0cm" fo:text-indent="0cm" style:auto-text-indent="false"/>
      <style:text-properties style:font-name="Tahoma"/>
    </style:style>
    <style:style style:name="P5" style:family="paragraph" style:parent-style-name="Standard" style:list-style-name="L7">
      <style:paragraph-properties fo:margin-left="2.501cm" fo:margin-right="0cm" fo:text-indent="0cm" style:auto-text-indent="false"/>
      <style:text-properties style:font-name="Tahoma"/>
    </style:style>
    <style:style style:name="P6" style:family="paragraph" style:parent-style-name="Standard" style:list-style-name="L8">
      <style:paragraph-properties fo:margin-left="2.501cm" fo:margin-right="0cm" fo:text-indent="0cm" style:auto-text-indent="false"/>
      <style:text-properties style:font-name="Tahoma"/>
    </style:style>
    <style:style style:name="P7" style:family="paragraph" style:parent-style-name="Standard" style:list-style-name="L9">
      <style:paragraph-properties fo:margin-left="2.501cm" fo:margin-right="0cm" fo:text-indent="0cm" style:auto-text-indent="false"/>
      <style:text-properties style:font-name="Tahoma"/>
    </style:style>
    <style:style style:name="P8" style:family="paragraph" style:parent-style-name="Standard" style:list-style-name="L3">
      <style:paragraph-properties fo:margin-left="2.501cm" fo:margin-right="0cm" fo:text-indent="0cm" style:auto-text-indent="false"/>
    </style:style>
    <style:style style:name="P9" style:family="paragraph" style:parent-style-name="Standard" style:list-style-name="L5">
      <style:paragraph-properties fo:margin-left="2.501cm" fo:margin-right="0cm" fo:text-indent="0cm" style:auto-text-indent="false"/>
    </style:style>
    <style:style style:name="P10" style:family="paragraph" style:parent-style-name="Standard" style:list-style-name="L6">
      <style:paragraph-properties fo:margin-left="2.501cm" fo:margin-right="0cm" fo:text-indent="0cm" style:auto-text-indent="false"/>
    </style:style>
    <style:style style:name="P11" style:family="paragraph" style:parent-style-name="Standard" style:list-style-name="L7">
      <style:paragraph-properties fo:margin-left="2.501cm" fo:margin-right="0cm" fo:text-indent="0cm" style:auto-text-indent="false"/>
    </style:style>
    <style:style style:name="P12" style:family="paragraph" style:parent-style-name="Standard" style:list-style-name="L8">
      <style:paragraph-properties fo:margin-left="2.501cm" fo:margin-right="0cm" fo:text-indent="0cm" style:auto-text-indent="false"/>
    </style:style>
    <style:style style:name="P13" style:family="paragraph" style:parent-style-name="Standard" style:list-style-name="L9">
      <style:paragraph-properties fo:margin-left="2.501cm" fo:margin-right="0cm" fo:text-indent="0cm" style:auto-text-indent="false"/>
    </style:style>
    <style:style style:name="P14" style:family="paragraph" style:parent-style-name="Standard" style:list-style-name="L11">
      <style:paragraph-properties fo:margin-left="2.501cm" fo:margin-right="0cm" fo:text-indent="0cm" style:auto-text-indent="false"/>
    </style:style>
    <style:style style:name="P15" style:family="paragraph" style:parent-style-name="Standard" style:list-style-name="L13">
      <style:paragraph-properties fo:margin-left="2.501cm" fo:margin-right="0cm" fo:text-indent="0cm" style:auto-text-indent="false"/>
    </style:style>
    <style:style style:name="P16" style:family="paragraph" style:parent-style-name="Standard" style:list-style-name="L11">
      <style:paragraph-properties fo:margin-left="2.501cm" fo:margin-right="0cm" fo:text-indent="0cm" style:auto-text-indent="false"/>
      <style:text-properties style:font-name="Liberation Sans"/>
    </style:style>
    <style:style style:name="T1" style:family="text">
      <style:text-properties style:font-name="Tahoma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7.6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8.25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8.89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8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6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25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8.89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9.52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9835180" text:style-name="L1">
        <text:list-item>
          <text:p text:style-name="P1">Fonctionnalités</text:p>
        </text:list-item>
      </text:list>
      <text:list xml:id="list574744713" text:style-name="L3">
        <text:list-item>
          <text:p text:style-name="P8"><text:span text:style-name="T1">Description : </text:span></text:p>
          <text:list>
            <text:list-item>
              <text:p text:style-name="P8"><text:span text:style-name="T1">Cet outil permet de générer des fenetres et de placer des gadgets.</text:span></text:p>
            </text:list-item>
          </text:list>
        </text:list-item>
        <text:list-item>
          <text:p text:style-name="P8"><text:span text:style-name="T1">Fonctionnalités :</text:span></text:p>
          <text:list>
            <text:list-item>
              <text:p text:style-name="P2">Import/Export de fichiers</text:p>
              <text:list>
                <text:list-item>
                  <text:p text:style-name="P2">PBV (PureBasic Visual Designer)</text:p>
                </text:list-item>
                <text:list-item>
                  <text:p text:style-name="P2">PBML</text:p>
                </text:list-item>
                <text:list-item>
                  <text:p text:style-name="P2">XXX : Gnozal Tool</text:p>
                </text:list-item>
              </text:list>
            </text:list-item>
            <text:list-item>
              <text:p text:style-name="P2">Cahier des charges</text:p>
              <text:list>
                <text:list-item>
                  <text:p text:style-name="P2">Interface : Fenetre avec un panel dont :</text:p>
                  <text:list>
                    <text:list-item>
                      <text:p text:style-name="P2">Gadgets</text:p>
                    </text:list-item>
                    <text:list-item>
                      <text:p text:style-name="P2">Liste des gadgets de la fenêtre</text:p>
                    </text:list-item>
                    <text:list-item>
                      <text:p text:style-name="P2">Propriétés</text:p>
                    </text:list-item>
                  </text:list>
                </text:list-item>
                <text:list-item>
                  <text:p text:style-name="P2">Génération des fenetres</text:p>
                  <text:list>
                    <text:list-item>
                      <text:p text:style-name="P2">Propriétés</text:p>
                    </text:list-item>
                    <text:list-item>
                      <text:p text:style-name="P2">Taille</text:p>
                    </text:list-item>
                    <text:list-item>
                      <text:p text:style-name="P2">Position</text:p>
                    </text:list-item>
                  </text:list>
                </text:list-item>
                <text:list-item>
                  <text:p text:style-name="P2">Sauvegarde/Chargement PSV (PureStudioVisualgen)</text:p>
                </text:list-item>
                <text:list-item>
                  <text:p text:style-name="P2">Génération des boutons</text:p>
                </text:list-item>
                <text:list-item>
                  <text:p text:style-name="P2">Autres gadgets</text:p>
                  <text:list>
                    <text:list-item>
                      <text:p text:style-name="P2">Propriétés</text:p>
                    </text:list-item>
                    <text:list-item>
                      <text:p text:style-name="P2">Taille</text:p>
                    </text:list-item>
                    <text:list-item>
                      <text:p text:style-name="P2">Position</text:p>
                    </text:list-item>
                    <text:list-item>
                      <text:p text:style-name="P2">Références :</text:p>
                      <text:list>
                        <text:list-item>
                          <text:p text:style-name="P2"><text:a xlink:type="simple" xlink:href="http://www.jformdesigner.com/features/">http://www.jformdesigner.com/features/</text:a></text:p>
                        </text:list-item>
                        <text:list-item>
                          <text:p text:style-name="P2"><text:a xlink:type="simple" xlink:href="http://www.cloudgarden.com/jigloo/">http://www.cloudgarden.com/jigloo/</text:a></text:p>
                        </text:list-item>
                        <text:list-item>
                          <text:p text:style-name="P2"><text:a xlink:type="simple" xlink:href="http://www.purebasic.fr/french/viewtopic.php?t=3612&amp;highlight=tree">http://www.purebasic.fr/french/viewtopic.php?t=3612&amp;highlight=tree</text:a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15620356" text:continue-list="list279835180" text:style-name="L1">
        <text:list-item>
          <text:p text:style-name="P1">Roadmap</text:p>
          <text:list>
            <text:list-item>
              <text:p text:style-name="P1">0.1</text:p>
            </text:list-item>
          </text:list>
        </text:list-item>
      </text:list>
      <text:list xml:id="list1506544608" text:style-name="L5">
        <text:list-item text:start-value="1">
          <text:p text:style-name="P9"><text:span text:style-name="T1">_Propriétés pour un gadget ou une fenetre (Loading par clic)</text:span></text:p>
        </text:list-item>
        <text:list-item>
          <text:p text:style-name="P3">Modification d'une propriété dans la fiche</text:p>
        </text:list-item>
        <text:list-item>
          <text:p text:style-name="P3">_Modification de la taille ou la position dans la fenetre</text:p>
        </text:list-item>
        <text:list-item>
          <text:p text:style-name="P3">_Onglet Gadgets &gt; Faire des ButtonImageGadget</text:p>
        </text:list-item>
        <text:list-item>
          <text:p text:style-name="P3">Mettre un début de Menu</text:p>
        </text:list-item>
        <text:list-item>
          <text:p text:style-name="P3">Activer Tooltip</text:p>
        </text:list-item>
        <text:list-item>
          <text:p text:style-name="P3">_Refaire le core du prog</text:p>
        </text:list-item>
        <text:list-item>
          <text:p text:style-name="P3">ButtonGadget - ButtonImageGadget - CalendarGadget - CheckBoxGadget – ComboBoxGadget</text:p>
        </text:list-item>
        <text:list-item>
          <text:p text:style-name="P3">Mettre la fenetre en édition invisible dans la barre des taches</text:p>
        </text:list-item>
        <text:list-item>
          <text:p text:style-name="P3">Clic sur un gadget choisi le bon item dans le treegadget et affiche les infos</text:p>
          <text:list>
            <text:list-item>
              <text:p text:style-name="P3">Un clic dans le tree affiche les infos</text:p>
            </text:list-item>
            <text:list-item>
              <text:p text:style-name="P3">Un clic sur le gadget parse tous le treegadget et retrouve le bon</text:p>
            </text:list-item>
          </text:list>
        </text:list-item>
      </text:list>
      <text:list xml:id="list331514371" text:continue-list="list2015620356" text:style-name="L1">
        <text:list-item>
          <text:list>
            <text:list-item>
              <text:p text:style-name="P1">0.2</text:p>
            </text:list-item>
          </text:list>
        </text:list-item>
      </text:list>
      <text:list xml:id="list360522324" text:style-name="L6">
        <text:list-item>
          <text:p text:style-name="P10"><text:span text:style-name="T1">Hide/Disable</text:span></text:p>
        </text:list-item>
        <text:list-item>
          <text:p text:style-name="P4">Couleur et Police pour les gadgets</text:p>
        </text:list-item>
        <text:list-item>
          <text:p text:style-name="P4"><text:soft-page-break/>MenuEditor</text:p>
          <text:list>
            <text:list-item>
              <text:p text:style-name="P4">PopupMenu or Not</text:p>
            </text:list-item>
          </text:list>
        </text:list-item>
        <text:list-item>
          <text:p text:style-name="P4">Sauvegarde Chargement PSV</text:p>
        </text:list-item>
        <text:list-item>
          <text:p text:style-name="P4">Suppression d'un gadget</text:p>
          <text:list>
            <text:list-item>
              <text:p text:style-name="P4">*Prefs* Ask before deleting</text:p>
            </text:list-item>
            <text:list-item>
              <text:p text:style-name="P4">ContainerGadget - DateGadget - EditorGadget - ExplorerComboGadget - ExplorerListGadget</text:p>
            </text:list-item>
          </text:list>
        </text:list-item>
      </text:list>
      <text:list xml:id="list953296544" text:continue-list="list331514371" text:style-name="L1">
        <text:list-item>
          <text:list>
            <text:list-item>
              <text:p text:style-name="P1">0.3</text:p>
            </text:list-item>
          </text:list>
        </text:list-item>
      </text:list>
      <text:list xml:id="list1060621653" text:style-name="L7">
        <text:list-item text:start-value="1">
          <text:p text:style-name="P11"><text:span text:style-name="T1">ToolbarEditor</text:span></text:p>
        </text:list-item>
        <text:list-item>
          <text:p text:style-name="P5">Import/Export PBV (PureBasic Visual Designer)</text:p>
        </text:list-item>
        <text:list-item>
          <text:p text:style-name="P5">Générer la source</text:p>
        </text:list-item>
        <text:list-item>
          <text:p text:style-name="P5">Multiple Windows</text:p>
        </text:list-item>
        <text:list-item>
          <text:p text:style-name="P5">Undo/Redo</text:p>
        </text:list-item>
        <text:list-item>
          <text:p text:style-name="P5">ExplorerTreeGadget - Frame3DGadget - HyperLinkGadget - ImageGadget - IPAddressGadget</text:p>
        </text:list-item>
      </text:list>
      <text:list xml:id="list533164516" text:continue-list="list953296544" text:style-name="L1">
        <text:list-item>
          <text:list>
            <text:list-item>
              <text:p text:style-name="P1">0.4</text:p>
            </text:list-item>
          </text:list>
        </text:list-item>
      </text:list>
      <text:list xml:id="list883782278" text:style-name="L8">
        <text:list-item text:start-value="1">
          <text:p text:style-name="P12"><text:span text:style-name="T1">StatusBar Editor</text:span></text:p>
        </text:list-item>
        <text:list-item>
          <text:p text:style-name="P6">Import/Export PBF (PureForm)</text:p>
        </text:list-item>
        <text:list-item>
          <text:p text:style-name="P6">Meilleure organisation des propriétés via un panel</text:p>
          <text:list>
            <text:list-item>
              <text:p text:style-name="P6">Onglet Main</text:p>
            </text:list-item>
            <text:list-item>
              <text:p text:style-name="P6">Onglet Flags</text:p>
            </text:list-item>
            <text:list-item>
              <text:p text:style-name="P6">Onglet Coordonnées</text:p>
            </text:list-item>
            <text:list-item>
              <text:p text:style-name="P6">Onglet Color &amp; Police</text:p>
            </text:list-item>
            <text:list-item>
              <text:p text:style-name="P6">Onglet Items</text:p>
            </text:list-item>
          </text:list>
        </text:list-item>
        <text:list-item>
          <text:p text:style-name="P6">Couper / Copier / Coller un Gadget</text:p>
        </text:list-item>
        <text:list-item>
          <text:p text:style-name="P6">ListIconGadget - ListViewGadget - OptionGadget - PanelGadget - ScintillaGadget</text:p>
        </text:list-item>
      </text:list>
      <text:list xml:id="list129574843" text:continue-list="list533164516" text:style-name="L1">
        <text:list-item>
          <text:list>
            <text:list-item>
              <text:p text:style-name="P1">0.5</text:p>
            </text:list-item>
          </text:list>
        </text:list-item>
      </text:list>
      <text:list xml:id="list2096620115" text:style-name="L9">
        <text:list-item>
          <text:p text:style-name="P13"><text:span text:style-name="T1">Import/Export PBML</text:span></text:p>
        </text:list-item>
        <text:list-item>
          <text:p text:style-name="P7">ScrollAreaGadget - ScrollBarGadget - SpinGadget - SplitterGadget - StringGadget – WebGadget</text:p>
        </text:list-item>
        <text:list-item>
          <text:p text:style-name="P7">Import/Export DFM Delphi</text:p>
        </text:list-item>
        <text:list-item>
          <text:p text:style-name="P7">Import/Export VBP Visual Basic</text:p>
        </text:list-item>
      </text:list>
      <text:list xml:id="list1828159438" text:continue-list="list129574843" text:style-name="L1">
        <text:list-item>
          <text:list>
            <text:list-item>
              <text:p text:style-name="P1">0.6</text:p>
            </text:list-item>
          </text:list>
        </text:list-item>
      </text:list>
      <text:list xml:id="list2075904241" text:style-name="L11">
        <text:list-item text:start-value="1">
          <text:p text:style-name="P14"><text:span text:style-name="T1">Doc</text:span></text:p>
        </text:list-item>
        <text:list-item>
          <text:p text:style-name="P14"><text:span text:style-name="T1">MultiLangage </text:span></text:p>
        </text:list-item>
      </text:list>
      <text:list xml:id="list2013315239" text:continue-list="list1828159438" text:style-name="L1">
        <text:list-item>
          <text:list>
            <text:list-item>
              <text:p text:style-name="P1">0.7</text:p>
            </text:list-item>
          </text:list>
        </text:list-item>
      </text:list>
      <text:list xml:id="list1679384708" text:style-name="L13">
        <text:list-item>
          <text:p text:style-name="P15"><text:span text:style-name="T1">Gestion de la navigation au clavier</text:span></text:p>
        </text:list-item>
      </text:list>
      <text:list xml:id="list1272101119" text:continue-list="list2013315239" text:style-name="L1">
        <text:list-item>
          <text:list>
            <text:list-item>
              <text:p text:style-name="P1">0.8</text:p>
            </text:list-item>
          </text:list>
        </text:list-item>
      </text:list>
      <text:list xml:id="list1673663850" text:continue-list="list2075904241" text:style-name="L11">
        <text:list-item text:start-value="1">
          <text:p text:style-name="P14"><text:span text:style-name="T1">Génération de DocGen</text:span></text:p>
        </text:list-item>
      </text:list>
      <text:list xml:id="list1469103731" text:continue-list="list1272101119" text:style-name="L1">
        <text:list-item>
          <text:list>
            <text:list-item>
              <text:p text:style-name="P1">0.9</text:p>
            </text:list-item>
          </text:list>
        </text:list-item>
      </text:list>
      <text:list xml:id="list2174185954" text:continue-list="list1673663850" text:style-name="L11">
        <text:list-item text:start-value="1">
          <text:p text:style-name="P16"><text:span text:style-name="T1">BugFixes</text:span></text:p>
        </text:list-item>
      </text:list>
      <text:list xml:id="list889155226" text:continue-list="list1469103731" text:style-name="L1">
        <text:list-item>
          <text:list>
            <text:list-item>
              <text:p text:style-name="P1">1.0</text:p>
            </text:list-item>
          </text:list>
        </text:list-item>
        <text:list-item>
          <text:p text:style-name="P1">Amélior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2T20:00:41</dc:date>
    <dc:creator>Franck </dc:creator>
    <meta:editing-duration>PT00H10M05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2" meta:paragraph-count="84" meta:word-count="389" meta:character-count="2293"/>
  </office:meta>
</office:document-meta>
</file>